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6566" officeooo:paragraph-rsid="00126566" style:font-size-asian="17.5pt" style:font-size-complex="20pt"/>
    </style:style>
    <style:style style:name="P2" style:family="paragraph" style:parent-style-name="Standard">
      <style:paragraph-properties fo:text-align="start" style:justify-single-word="false"/>
      <style:text-properties fo:font-size="12pt" officeooo:rsid="00126566" officeooo:paragraph-rsid="00126566" style:font-size-asian="10.5pt" style:font-size-complex="12pt"/>
    </style:style>
    <style:style style:name="P3" style:family="paragraph" style:parent-style-name="Standard">
      <style:paragraph-properties fo:text-align="start" style:justify-single-word="false"/>
      <style:text-properties officeooo:paragraph-rsid="0021217d"/>
    </style:style>
    <style:style style:name="P4" style:family="paragraph" style:parent-style-name="Standard">
      <style:paragraph-properties fo:text-align="start" style:justify-single-word="false"/>
      <style:text-properties officeooo:paragraph-rsid="00126566"/>
    </style:style>
    <style:style style:name="P5" style:family="paragraph" style:parent-style-name="Standard">
      <style:paragraph-properties fo:text-align="start" style:justify-single-word="false"/>
      <style:text-properties officeooo:paragraph-rsid="0021217d"/>
    </style:style>
    <style:style style:name="T1" style:family="text">
      <style:text-properties fo:font-weight="normal" officeooo:rsid="0021217d" style:font-weight-asian="normal" style:font-weight-complex="normal"/>
    </style:style>
    <style:style style:name="T2" style:family="text">
      <style:text-properties fo:font-weight="normal" officeooo:rsid="002b40dd" style:font-weight-asian="normal" style:font-weight-complex="normal"/>
    </style:style>
    <style:style style:name="T3" style:family="text">
      <style:text-properties fo:font-weight="normal" officeooo:rsid="002e4bce" style:font-weight-asian="normal" style:font-weight-complex="normal"/>
    </style:style>
    <style:style style:name="T4" style:family="text">
      <style:text-properties style:text-underline-style="none"/>
    </style:style>
    <style:style style:name="T5" style:family="text">
      <style:text-properties officeooo:rsid="0021217d"/>
    </style:style>
    <style:style style:name="T6" style:family="text">
      <style:text-properties fo:font-weight="bold" officeooo:rsid="0021217d" style:font-weight-asian="bold" style:font-weight-complex="bold"/>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71_2018669278"/><text:bookmark-start text:name="__DdeLink__157_1057318373"/>Explicación de estrategia</text:p>
      <text:p text:style-name="P1"/>
      <text:p text:style-name="P2"/>
      <text:p text:style-name="P4"><text:bookmark-start text:name="__DdeLink__152_1057318373"/><text:bookmark-start text:name="__DdeLink__149_1057318373"/><text:span text:style-name="Strong_20_Emphasis"><text:span text:style-name="T1">Lo primero fue evaluar cada uno de los supuestos, en mi caso el 4 fue el que más me llamo la atención. Este supuesto también era el más claro, ya que era una idea concreta. Mi idea al crear el correo fue la de intentar maximizar la participación en el concurso. </text:span></text:span></text:p>
      <text:p text:style-name="P4"><text:span text:style-name="Strong_20_Emphasis"><text:span text:style-name="T1"/></text:span></text:p>
      <text:p text:style-name="P4"><text:span text:style-name="Strong_20_Emphasis"><text:span text:style-name="T1">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4"><text:span text:style-name="Strong_20_Emphasis"><text:span text:style-name="T1"/></text:span></text:p>
      <text:p text:style-name="P4"><text:span text:style-name="Strong_20_Emphasis"><text:span text:style-name="T1">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reforzar este mensaje y mantener el interés, utilicé una imagen del Gran Premio de Cheste,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4"><text:span text:style-name="Strong_20_Emphasis"><text:span text:style-name="T1"/></text:span></text:p>
      <text:p text:style-name="P4"><text:span text:style-name="Strong_20_Emphasis"><text:span text:style-name="T1">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4"><text:span text:style-name="Strong_20_Emphasis"><text:span text:style-name="T1"/></text:span></text:p>
      <text:p text:style-name="P4"><text:span text:style-name="Strong_20_Emphasis"><text:span text:style-name="T1">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4"><text:span text:style-name="Strong_20_Emphasis"><text:span text:style-name="T1"/></text:span></text:p>
      <text:p text:style-name="P4"><text:span text:style-name="Strong_20_Emphasis"><text:span text:style-name="T1">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4"><text:span text:style-name="Strong_20_Emphasis"><text:span text:style-name="T1"/></text:span></text:p>
      <text:p text:style-name="P4"><text:span text:style-name="Strong_20_Emphasis"><text:span text:style-name="T1">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generado por participar en el sorteo y dejando una impresión duradera sobre el valor de la recompensa.</text:span></text:span><text:bookmark-end text:name="__DdeLink__271_2018669278"/></text:p>
      <text:p text:style-name="P3"><text:bookmark-end text:name="__DdeLink__149_1057318373"/><text:span text:style-name="Strong_20_Emphasis"><text:span text:style-name="T1"/></text:span></text:p>
      <text:p text:style-name="P3"><text:span text:style-name="Strong_20_Emphasis"><text:span text:style-name="T1">El pie de página, diseñado con un fondo rojo que mantiene la coherencia cromática de la feria, cumple un doble propósito esencial para la credibilidad y la conexión de la marca. Por un lado, ofrece un cierre visual armonioso al email. Por otro, está estratégicamente dividido en dos </text:span></text:span><text:soft-page-break/><text:span text:style-name="Strong_20_Emphasis"><text:span text:style-name="T1">columnas: la izquierda dedicada a la transparencia legal con enlaces esenciales como las Bases Legales, Aviso Legal, Política de Privacidad y Política de Cookies, fundamentales para cumplir la normativa y generar confianza. La columna de la derecha se enfoca en la expansión de la conexión social, invitando al usuario a "Síguenos" a través de iconos de redes sociales como Facebook, Instagram, Twitter y YouTube, fomentando así el engagement a largo plazo y la construcción de comunidad más allá del email.</text:span></text:span><text:bookmark-end text:name="__DdeLink__157_1057318373"/><text:bookmark-end text:name="__DdeLink__152_1057318373"/></text:p>
      <text:p text:style-name="P3"><text:span text:style-name="Strong_20_Emphasis"><text:span text:style-name="T1"/></text:span></text:p>
      <text:p text:style-name="P3"><text:span text:style-name="Strong_20_Emphasis"><text:span text:style-name="T1">La estrategia principal de este email fue resolver un reto claro: conseguir la mayor participación posible en el sorteo del GP de Cheste. El diseño </text:span></text:span><text:span text:style-name="Strong_20_Emphasis"><text:span text:style-name="T2">que </text:span></text:span><text:span text:style-name="Strong_20_Emphasis"><text:span text:style-name="T1">se ve en que el correo se parece mucho a la marca '2 Ruedas', usando sus colores y estilo, y en cómo organiza la información para guiar fácilmente la vista del usuario. </text:span></text:span><text:span text:style-name="Strong_20_Emphasis"><text:span text:style-name="T3">El usar</text:span></text:span><text:span text:style-name="Strong_20_Emphasis"><text:span text:style-name="T1"> MJML nos permitió construir el email de forma ordenada y con elementos listos para usar, haciendo que fuera atractivo y funcionara bien. Así, desde la idea inicial hasta el resultado final, el correo no solo da información, sino que también convence y anima a la gente a participar, logrando nuestro objetiv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2T15:40:43.602986628</dc:date>
    <meta:editing-duration>PT1H48M</meta:editing-duration>
    <meta:editing-cycles>28</meta:editing-cycles>
    <meta:generator>LibreOffice/24.2.7.2$Linux_X86_64 LibreOffice_project/420$Build-2</meta:generator>
    <meta:document-statistic meta:table-count="0" meta:image-count="0" meta:object-count="0" meta:page-count="2" meta:paragraph-count="10" meta:word-count="853" meta:character-count="4955" meta:non-whitespace-character-count="4111"/>
  </office:meta>
</office:document-meta>
</file>